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no-wrap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1.27cm" svg:x="1.905cm" svg:y="0.635cm">
          <text:p text:style-name="P1"><text:span text:style-name="T1">Evaluate array= (collection)~makeArr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27cm" svg:x="1.905cm" svg:y="2.54cm">
          <text:p text:style-name="P1"><text:span text:style-name="T1">Index =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27cm" svg:x="1.905cm" svg:y="4.445cm">
          <text:p text:style-name="P1"><text:span text:style-name="T1">Test index &gt; array~item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27cm" svg:x="1.905cm" svg:y="6.35cm">
          <text:p text:style-name="P1"><text:span text:style-name="T1">Control variable = array[index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27cm" svg:x="1.905cm" svg:y="8.255cm">
          <text:p text:style-name="P1"><text:span text:style-name="T1">(WHILE express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27cm" svg:x="1.905cm" svg:y="10.16cm">
          <text:p text:style-name="P1"><text:span text:style-name="T1">Process instruction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27cm" svg:x="1.905cm" svg:y="12.065cm">
          <text:p text:style-name="P1"><text:span text:style-name="T1">(UNTIL express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27cm" svg:x="1.905cm" svg:y="13.97cm">
          <text:p text:style-name="P1"><text:span text:style-name="T1">Index = index + 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905cm" svg:x2="5.715cm" svg:y2="2.54cm">
          <text:p/>
        </draw:line>
        <draw:line draw:style-name="gr2" draw:text-style-name="P3" draw:layer="layout" svg:x1="5.715cm" svg:y1="3.81cm" svg:x2="5.715cm" svg:y2="4.445cm">
          <text:p/>
        </draw:line>
        <draw:line draw:style-name="gr2" draw:text-style-name="P3" draw:layer="layout" svg:x1="5.715cm" svg:y1="5.715cm" svg:x2="5.715cm" svg:y2="6.35cm">
          <text:p/>
        </draw:line>
        <draw:line draw:style-name="gr2" draw:text-style-name="P3" draw:layer="layout" svg:x1="5.715cm" svg:y1="7.62cm" svg:x2="5.715cm" svg:y2="8.255cm">
          <text:p/>
        </draw:line>
        <draw:line draw:style-name="gr2" draw:text-style-name="P3" draw:layer="layout" svg:x1="5.715cm" svg:y1="9.525cm" svg:x2="5.715cm" svg:y2="10.16cm">
          <text:p/>
        </draw:line>
        <draw:line draw:style-name="gr2" draw:text-style-name="P3" draw:layer="layout" svg:x1="5.715cm" svg:y1="11.43cm" svg:x2="5.715cm" svg:y2="12.065cm">
          <text:p/>
        </draw:line>
        <draw:line draw:style-name="gr2" draw:text-style-name="P3" draw:layer="layout" svg:x1="5.715cm" svg:y1="13.335cm" svg:x2="5.715cm" svg:y2="13.97cm">
          <text:p/>
        </draw:line>
        <draw:line draw:style-name="gr2" draw:text-style-name="P3" draw:layer="layout" svg:x1="1.27cm" svg:y1="5.08cm" svg:x2="1.905cm" svg:y2="5.08cm">
          <text:p/>
        </draw:line>
        <draw:line draw:style-name="gr3" draw:text-style-name="P3" draw:layer="layout" svg:x1="1.27cm" svg:y1="5.08cm" svg:x2="1.27cm" svg:y2="14.605cm">
          <text:p/>
        </draw:line>
        <draw:line draw:style-name="gr2" draw:text-style-name="P3" draw:layer="layout" svg:x1="9.561cm" svg:y1="5.08cm" svg:x2="10.795cm" svg:y2="5.08cm">
          <text:p/>
        </draw:line>
        <draw:line draw:style-name="gr3" draw:text-style-name="P3" draw:layer="layout" svg:x1="1.905cm" svg:y1="14.605cm" svg:x2="1.27cm" svg:y2="14.605cm">
          <text:p/>
        </draw:line>
        <draw:custom-shape draw:style-name="gr1" draw:text-style-name="P2" draw:layer="layout" svg:width="4.445cm" svg:height="1.27cm" svg:x="10.795cm" svg:y="4.445cm">
          <text:p text:style-name="P1"><text:span text:style-name="T1">Stop processing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7cm" svg:height="0.885cm" svg:x="9.525cm" svg:y="4.445cm">
          <draw:text-box>
            <text:p text:style-name="P4"><text:span text:style-name="T1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9T11:01:59</meta:creation-date>
    <dc:creator>William Ashley</dc:creator>
    <dc:date>2007-07-09T14:25:06</dc:date>
    <dc:language>en-US</dc:language>
    <meta:editing-cycles>5</meta:editing-cycles>
    <meta:editing-duration>PT28M16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